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T9_291" style:family="text"/>
    <style:style style:name="T9_292" style:family="text"/>
    <style:style style:name="T9_293" style:family="text"/>
    <style:style style:name="T9_294" style:family="text"/>
    <style:style style:name="T9_295" style:family="text"/>
    <style:style style:name="T9_296" style:family="text"/>
    <style:style style:name="T9_297" style:family="text"/>
    <style:style style:name="T9_298" style:family="text"/>
    <style:style style:name="T9_299" style:family="text"/>
    <style:style style:name="T9_300" style:family="text"/>
    <style:style style:name="T9_301" style:family="text"/>
    <style:style style:name="T9_302" style:family="text"/>
    <style:style style:name="T9_303" style:family="text"/>
    <style:style style:name="T9_304" style:family="text"/>
    <style:style style:name="T9_305" style:family="text"/>
    <style:style style:name="T9_306" style:family="text"/>
    <style:style style:name="T9_307" style:family="text"/>
    <style:style style:name="T9_308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Zastanawiałem</text:span><text:span text:style-name="T2_2"><text:s/></text:span><text:span text:style-name="T2_3">się</text:span><text:span text:style-name="T2_4">,<text:s/></text:span><text:span text:style-name="T2_5">czemu</text:span><text:span text:style-name="T2_6"><text:s/></text:span><text:span text:style-name="T2_7">w</text:span><text:span text:style-name="T2_8"><text:s/></text:span><text:span text:style-name="T2_9">internecie</text:span><text:span text:style-name="T2_10"><text:s/></text:span><text:span text:style-name="T2_11">panuje</text:span><text:span text:style-name="T2_12"><text:s/></text:span><text:span text:style-name="T2_13">taki</text:span><text:span text:style-name="T2_14"><text:s/></text:span><text:span text:style-name="T2_15">boom</text:span><text:span text:style-name="T2_16"><text:s/></text:span><text:span text:style-name="T2_17">na</text:span><text:span text:style-name="T2_18"><text:s/></text:span><text:span text:style-name="T2_19">postać</text:span><text:span text:style-name="T2_20"><text:s/></text:span><text:span text:style-name="T2_21">błękitnej</text:span><text:span text:style-name="T2_22"><text:s/></text:span><text:span text:style-name="T2_23">smoczycy</text:span><text:span text:style-name="T2_24">.<text:s/></text:span><text:span text:style-name="T2_25">Ale</text:span><text:span text:style-name="T2_26"><text:s/></text:span><text:span text:style-name="T2_27">jak</text:span><text:span text:style-name="T2_28"><text:s/></text:span><text:span text:style-name="T2_29">obejrzałem</text:span><text:span text:style-name="T2_30"><text:s/></text:span><text:span text:style-name="T2_31">odcinek</text:span><text:span text:style-name="T2_32">,<text:s/></text:span><text:span text:style-name="T2_33">zrozumiałem</text:span><text:span text:style-name="T2_34">,<text:s/></text:span><text:span text:style-name="T2_35">że</text:span><text:span text:style-name="T2_36"><text:s/></text:span><text:span text:style-name="T2_37">twórcy</text:span><text:span text:style-name="T2_38"><text:s/></text:span><text:span text:style-name="T2_39">po</text:span><text:span text:style-name="T2_40"><text:s/></text:span><text:span text:style-name="T2_41">prostu</text:span><text:span text:style-name="T2_42"><text:s/></text:span><text:span text:style-name="T2_43">przygotowali</text:span><text:span text:style-name="T2_44"><text:s/></text:span><text:span text:style-name="T2_45">postać</text:span><text:span text:style-name="T2_46">,<text:s/></text:span><text:span text:style-name="T2_47">której</text:span><text:span text:style-name="T2_48"><text:s/></text:span><text:span text:style-name="T2_49">ciężko</text:span><text:span text:style-name="T2_50"><text:s/></text:span><text:span text:style-name="T2_51">nie</text:span><text:span text:style-name="T2_52"><text:s/></text:span><text:span text:style-name="T2_53">lubić</text:span><text:span text:style-name="T2_54">.<text:s/></text:span><text:span text:style-name="T2_55">Sam</text:span><text:span text:style-name="T2_56"><text:s/></text:span><text:span text:style-name="T2_57">epizod</text:span><text:span text:style-name="T2_58"><text:s/></text:span><text:span text:style-name="T2_59">dostarczył</text:span><text:span text:style-name="T2_60"><text:s/></text:span><text:span text:style-name="T2_61">mi</text:span><text:span text:style-name="T2_62"><text:s/></text:span><text:span text:style-name="T2_63">dużo</text:span><text:span text:style-name="T2_64"><text:s/></text:span><text:span text:style-name="T2_65">śmiechu</text:span><text:span text:style-name="T2_66">,<text:s/></text:span><text:span text:style-name="T2_67">zaczynając</text:span><text:span text:style-name="T2_68"><text:s/></text:span><text:span text:style-name="T2_69">od</text:span><text:span text:style-name="T2_70"><text:s/></text:span><text:span text:style-name="T2_71">pięknego</text:span><text:span text:style-name="T2_72"><text:s/></text:span><text:span text:style-name="T2_73">podsumowania</text:span><text:span text:style-name="T2_74"><text:s/></text:span><text:span text:style-name="T2_75">przez</text:span><text:span text:style-name="T2_76"><text:s/></text:span><text:span text:style-name="T2_77">Celestię</text:span><text:span text:style-name="T2_78"><text:s/></text:span><text:span text:style-name="T2_79">wszystkich</text:span><text:span text:style-name="T2_80"><text:s/></text:span><text:span text:style-name="T2_81">dotychczasowych</text:span><text:span text:style-name="T2_82"><text:s/></text:span><text:span text:style-name="T2_83">spotkań</text:span><text:span text:style-name="T2_84">.<text:s/></text:span><text:span text:style-name="T2_85">Sezon</text:span><text:span text:style-name="T2_86"><text:s/>6<text:s/></text:span><text:span text:style-name="T2_87">zaś</text:span><text:span text:style-name="T2_88"><text:s/></text:span><text:span text:style-name="T2_89">kolejny</text:span><text:span text:style-name="T2_90"><text:s/></text:span><text:span text:style-name="T2_91">raz</text:span><text:span text:style-name="T2_92"><text:s/></text:span><text:span text:style-name="T2_93">udowodnił</text:span><text:span text:style-name="T2_94">,<text:s/></text:span><text:span text:style-name="T2_95">że</text:span><text:span text:style-name="T2_96"><text:s/></text:span><text:span text:style-name="T2_97">można</text:span><text:span text:style-name="T2_98"><text:s/></text:span><text:span text:style-name="T2_99">siać</text:span><text:span text:style-name="T2_100"><text:s/></text:span><text:span text:style-name="T2_101">zniszczenie</text:span><text:span text:style-name="T2_102"><text:s/></text:span><text:span text:style-name="T2_103">w</text:span><text:span text:style-name="T2_104"><text:s/></text:span><text:span text:style-name="T2_105">założeniach</text:span><text:span text:style-name="T2_106"><text:s/></text:span><text:span text:style-name="T2_107">niektórych</text:span><text:span text:style-name="T2_108"><text:s/></text:span><text:span text:style-name="T2_109">ludzi</text:span><text:span text:style-name="T2_110"><text:s/></text:span><text:span text:style-name="T2_111">jak</text:span><text:span text:style-name="T2_112"><text:s/></text:span><text:span text:style-name="T2_113">kula</text:span><text:span text:style-name="T2_114"><text:s/></text:span><text:span text:style-name="T2_115">armatnia</text:span><text:span text:style-name="T2_116">.<text:s/></text:span><text:span text:style-name="T2_117">Smoki</text:span><text:span text:style-name="T2_118"><text:s/></text:span><text:span text:style-name="T2_119">okazały</text:span><text:span text:style-name="T2_120"><text:s/></text:span><text:span text:style-name="T2_121">się</text:span><text:span text:style-name="T2_122"><text:s/></text:span><text:span text:style-name="T2_123">być</text:span><text:span text:style-name="T2_124"><text:s/></text:span><text:span text:style-name="T2_125">dużo</text:span><text:span text:style-name="T2_126"><text:s/></text:span><text:span text:style-name="T2_127">bardziej</text:span><text:span text:style-name="T2_128"><text:s/></text:span><text:span text:style-name="T2_129">cywilizowane</text:span><text:span text:style-name="T2_130"><text:s/></text:span><text:span text:style-name="T2_131">niż</text:span><text:span text:style-name="T2_132"><text:s/></text:span><text:span text:style-name="T2_133">wcześniej</text:span><text:span text:style-name="T2_134"><text:s/></text:span><text:span text:style-name="T2_135">się</text:span><text:span text:style-name="T2_136"><text:s/></text:span><text:span text:style-name="T2_137">zakładało</text:span><text:span text:style-name="T2_138">.<text:s/></text:span><text:span text:style-name="T2_139">Ogólnie</text:span><text:span text:style-name="T2_140"><text:s/></text:span><text:span text:style-name="T2_141">te</text:span><text:span text:style-name="T2_142"><text:s/>22<text:s/></text:span><text:span text:style-name="T2_143">minuty</text:span><text:span text:style-name="T2_144"><text:s/></text:span><text:span text:style-name="T2_145">to</text:span><text:span text:style-name="T2_146"><text:s/></text:span><text:span text:style-name="T2_147">kopalnia</text:span><text:span text:style-name="T2_148"><text:s/></text:span><text:span text:style-name="T2_149">kolejnych</text:span><text:span text:style-name="T2_150"><text:s/></text:span><text:span text:style-name="T2_151">domysłów</text:span><text:span text:style-name="T2_152"><text:s/></text:span><text:span text:style-name="T2_153">i</text:span><text:span text:style-name="T2_154"><text:s/></text:span><text:span text:style-name="T2_155">rozważań</text:span><text:span text:style-name="T2_156">.<text:s/></text:span><text:span text:style-name="T2_157">Wracając</text:span><text:span text:style-name="T2_158"><text:s/></text:span><text:span text:style-name="T2_159">zaś</text:span><text:span text:style-name="T2_160"><text:s/></text:span><text:span text:style-name="T2_161">do</text:span><text:span text:style-name="T2_162"><text:s/></text:span><text:span text:style-name="T2_163">Ember</text:span><text:span text:style-name="T2_164"><text:s/></text:span><text:span text:style-name="T2_165">i</text:span><text:span text:style-name="T2_166"><text:s/></text:span><text:span text:style-name="T2_167">Spike</text:span><text:span text:style-name="T2_168">’</text:span><text:span text:style-name="T2_169">a</text:span><text:span text:style-name="T2_170">,<text:s/></text:span><text:span text:style-name="T2_171">mam</text:span><text:span text:style-name="T2_172"><text:s/></text:span><text:span text:style-name="T2_173">nadzieję</text:span><text:span text:style-name="T2_174">,<text:s/></text:span><text:span text:style-name="T2_175">że</text:span><text:span text:style-name="T2_176"><text:s/></text:span><text:span text:style-name="T2_177">będzie</text:span><text:span text:style-name="T2_178"><text:s/></text:span><text:span text:style-name="T2_179">jeszcze</text:span><text:span text:style-name="T2_180"><text:s/></text:span><text:span text:style-name="T2_181">coś</text:span><text:span text:style-name="T2_182"><text:s/></text:span><text:span text:style-name="T2_183">o</text:span><text:span text:style-name="T2_184"><text:s/></text:span><text:span text:style-name="T2_185">tej</text:span><text:span text:style-name="T2_186"><text:s/></text:span><text:span text:style-name="T2_187">przyjaźni</text:span><text:span text:style-name="T2_188">,<text:s/></text:span><text:span text:style-name="T2_189">bo</text:span><text:span text:style-name="T2_190"><text:s/></text:span><text:span text:style-name="T2_191">jest</text:span><text:span text:style-name="T2_192"><text:s/></text:span><text:span text:style-name="T2_193">spory</text:span><text:span text:style-name="T2_194"><text:s/></text:span><text:span text:style-name="T2_195">potencjał</text:span><text:span text:style-name="T2_196"><text:s/></text:span><text:span text:style-name="T2_197">na</text:span><text:span text:style-name="T2_198"><text:s/></text:span><text:span text:style-name="T2_199">kolejne</text:span><text:span text:style-name="T2_200"><text:s/></text:span><text:span text:style-name="T2_201">historie</text:span><text:span text:style-name="T2_202">.<text:s/></text:span><text:span text:style-name="T2_203">Odcinek</text:span><text:span text:style-name="T2_204"><text:s/></text:span><text:span text:style-name="T2_205">miał</text:span><text:span text:style-name="T2_206"><text:s/></text:span><text:span text:style-name="T2_207">tylko</text:span><text:span text:style-name="T2_208"><text:s/></text:span><text:span text:style-name="T2_209">jeden</text:span><text:span text:style-name="T2_210"><text:s/></text:span><text:span text:style-name="T2_211">minus</text:span><text:span text:style-name="T2_212"><text:s/>–<text:s/></text:span><text:span text:style-name="T2_213">też</text:span><text:span text:style-name="T2_214"><text:s/></text:span><text:span text:style-name="T2_215">chcę</text:span><text:span text:style-name="T2_216"><text:s/></text:span><text:span text:style-name="T2_217">poznać</text:span><text:span text:style-name="T2_218"><text:s/></text:span><text:span text:style-name="T2_219">odpowiedź</text:span><text:span text:style-name="T2_220"><text:s/></text:span><text:span text:style-name="T2_221">na</text:span><text:span text:style-name="T2_222"><text:s/></text:span><text:span text:style-name="T2_223">pytanie</text:span><text:span text:style-name="T2_224"><text:s/>„</text:span><text:span text:style-name="T2_225">jak</text:span><text:span text:style-name="T2_226"><text:s/></text:span><text:span text:style-name="T2_227">wyście</text:span><text:span text:style-name="T2_228"><text:s/></text:span><text:span text:style-name="T2_229">się</text:span><text:span text:style-name="T2_230"><text:s/></text:span><text:span text:style-name="T2_231">tu</text:span><text:span text:style-name="T2_232"><text:s/></text:span><text:span text:style-name="T2_233">dostały</text:span><text:span text:style-name="T2_234">?”.</text:span></text:p>
      <text:p text:style-name="P3"/>
      <text:p text:style-name="P4"><text:span text:style-name="T4_1">Zodiak</text:span></text:p>
      <text:p text:style-name="P5"><text:span text:style-name="T5_1">Za</text:span><text:span text:style-name="T5_2"><text:s/></text:span><text:span text:style-name="T5_3">takie</text:span><text:span text:style-name="T5_4"><text:s/></text:span><text:span text:style-name="T5_5">odcinki</text:span><text:span text:style-name="T5_6"><text:s/></text:span><text:span text:style-name="T5_7">lubię</text:span><text:span text:style-name="T5_8"><text:s/></text:span><text:span text:style-name="T5_9">ten</text:span><text:span text:style-name="T5_10"><text:s/></text:span><text:span text:style-name="T5_11">serial</text:span><text:span text:style-name="T5_12">.<text:s/></text:span><text:span text:style-name="T5_13">Była</text:span><text:span text:style-name="T5_14"><text:s/></text:span><text:span text:style-name="T5_15">akcja</text:span><text:span text:style-name="T5_16">,<text:s/></text:span><text:span text:style-name="T5_17">był</text:span><text:span text:style-name="T5_18"><text:s/></text:span><text:span text:style-name="T5_19">humor</text:span><text:span text:style-name="T5_20"><text:s/></text:span><text:span text:style-name="T5_21">i</text:span><text:span text:style-name="T5_22"><text:s/></text:span><text:span text:style-name="T5_23">ciekawe</text:span><text:span text:style-name="T5_24"><text:s/></text:span><text:span text:style-name="T5_25">postacie</text:span><text:span text:style-name="T5_26">.<text:s/></text:span><text:span text:style-name="T5_27">Plus</text:span><text:span text:style-name="T5_28">,<text:s/></text:span><text:span text:style-name="T5_29">oczywiście</text:span><text:span text:style-name="T5_30">,<text:s/></text:span><text:span text:style-name="T5_31">kilka</text:span><text:span text:style-name="T5_32"><text:s/></text:span><text:span text:style-name="T5_33">kropli</text:span><text:span text:style-name="T5_34"><text:s/></text:span><text:span text:style-name="T5_35">wiedzy</text:span><text:span text:style-name="T5_36"><text:s/></text:span><text:span text:style-name="T5_37">na</text:span><text:span text:style-name="T5_38"><text:s/></text:span><text:span text:style-name="T5_39">temat</text:span><text:span text:style-name="T5_40"><text:s/></text:span><text:span text:style-name="T5_41">serialowych</text:span><text:span text:style-name="T5_42"><text:s/></text:span><text:span text:style-name="T5_43">smoków</text:span><text:span text:style-name="T5_44"><text:s/>(</text:span><text:span text:style-name="T5_45">a</text:span><text:span text:style-name="T5_46"><text:s/></text:span><text:span text:style-name="T5_47">przecież</text:span><text:span text:style-name="T5_48"><text:s/></text:span><text:span text:style-name="T5_49">to</text:span><text:span text:style-name="T5_50"><text:s/></text:span><text:span text:style-name="T5_51">kopalnia</text:span><text:span text:style-name="T5_52"><text:s/></text:span><text:span text:style-name="T5_53">pomysłów</text:span><text:span text:style-name="T5_54"><text:s/></text:span><text:span text:style-name="T5_55">na</text:span><text:span text:style-name="T5_56"><text:s/></text:span><text:span text:style-name="T5_57">fanfiki</text:span><text:span text:style-name="T5_58">!).<text:s/></text:span><text:span text:style-name="T5_59">Szósty</text:span><text:span text:style-name="T5_60"><text:s/></text:span><text:span text:style-name="T5_61">sezon</text:span><text:span text:style-name="T5_62"><text:s/></text:span><text:span text:style-name="T5_63">jak</text:span><text:span text:style-name="T5_64"><text:s/></text:span><text:span text:style-name="T5_65">dotąd</text:span><text:span text:style-name="T5_66"><text:s/></text:span><text:span text:style-name="T5_67">zaczyna</text:span><text:span text:style-name="T5_68"><text:s/></text:span><text:span text:style-name="T5_69">się</text:span><text:span text:style-name="T5_70"><text:s/></text:span><text:span text:style-name="T5_71">bardzo</text:span><text:span text:style-name="T5_72"><text:s/></text:span><text:span text:style-name="T5_73">dobrze</text:span><text:span text:style-name="T5_74">.<text:s/></text:span><text:span text:style-name="T5_75">Jestem</text:span><text:span text:style-name="T5_76"><text:s/></text:span><text:span text:style-name="T5_77">w</text:span><text:span text:style-name="T5_78"><text:s/></text:span><text:span text:style-name="T5_79">stanie</text:span><text:span text:style-name="T5_80"><text:s/></text:span><text:span text:style-name="T5_81">zrozumieć</text:span><text:span text:style-name="T5_82"><text:s/></text:span><text:span text:style-name="T5_83">hype</text:span><text:span text:style-name="T5_84"><text:s/></text:span><text:span text:style-name="T5_85">na</text:span><text:span text:style-name="T5_86"><text:s/></text:span><text:span text:style-name="T5_87">postać</text:span><text:span text:style-name="T5_88"><text:s/></text:span><text:span text:style-name="T5_89">Ember</text:span><text:span text:style-name="T5_90">,<text:s/></text:span><text:span text:style-name="T5_91">sam</text:span><text:span text:style-name="T5_92"><text:s/></text:span><text:span text:style-name="T5_93">projekt</text:span><text:span text:style-name="T5_94"><text:s/></text:span><text:span text:style-name="T5_95">tej</text:span><text:span text:style-name="T5_96"><text:s/></text:span><text:span text:style-name="T5_97">postaci</text:span><text:span text:style-name="T5_98"><text:s/></text:span><text:span text:style-name="T5_99">wygląda</text:span><text:span text:style-name="T5_100"><text:s/></text:span><text:span text:style-name="T5_101">ładnie</text:span><text:span text:style-name="T5_102">,<text:s/></text:span><text:span text:style-name="T5_103">a</text:span><text:span text:style-name="T5_104"><text:s/></text:span><text:span text:style-name="T5_105">jej</text:span><text:span text:style-name="T5_106"><text:s/></text:span><text:span text:style-name="T5_107">osobowość</text:span><text:span text:style-name="T5_108"><text:s/></text:span><text:span text:style-name="T5_109">i</text:span><text:span text:style-name="T5_110"><text:s/></text:span><text:span text:style-name="T5_111">głos</text:span><text:span text:style-name="T5_112"><text:s/>(</text:span><text:span text:style-name="T5_113">tak</text:span><text:span text:style-name="T5_114">,<text:s/></text:span><text:span text:style-name="T5_115">dubbing</text:span><text:span text:style-name="T5_116"><text:s/></text:span><text:span text:style-name="T5_117">też</text:span><text:span text:style-name="T5_118"><text:s/></text:span><text:span text:style-name="T5_119">się</text:span><text:span text:style-name="T5_120"><text:s/></text:span><text:span text:style-name="T5_121">dla</text:span><text:span text:style-name="T5_122"><text:s/></text:span><text:span text:style-name="T5_123">mnie</text:span><text:span text:style-name="T5_124"><text:s/></text:span><text:span text:style-name="T5_125">liczy</text:span><text:span text:style-name="T5_126">)<text:s/></text:span><text:span text:style-name="T5_127">nie</text:span><text:span text:style-name="T5_128"><text:s/></text:span><text:span text:style-name="T5_129">pozwalają</text:span><text:span text:style-name="T5_130"><text:s/></text:span><text:span text:style-name="T5_131">jej</text:span><text:span text:style-name="T5_132"><text:s/></text:span><text:span text:style-name="T5_133">nie</text:span><text:span text:style-name="T5_134"><text:s/></text:span><text:span text:style-name="T5_135">lubić</text:span><text:span text:style-name="T5_136">.<text:s/></text:span><text:span text:style-name="T5_137">Podobnie</text:span><text:span text:style-name="T5_138"><text:s/></text:span><text:span text:style-name="T5_139">jak</text:span><text:span text:style-name="T5_140"><text:s/></text:span><text:span text:style-name="T5_141">jej</text:span><text:span text:style-name="T5_142"><text:s/></text:span><text:span text:style-name="T5_143">ojca</text:span><text:span text:style-name="T5_144">,<text:s/></text:span><text:span text:style-name="T5_145">Torch</text:span><text:span text:style-name="T5_146"><text:s/></text:span><text:span text:style-name="T5_147">to</text:span><text:span text:style-name="T5_148"><text:s/></text:span><text:span text:style-name="T5_149">jeden</text:span><text:span text:style-name="T5_150"><text:s/></text:span><text:span text:style-name="T5_151">z</text:span><text:span text:style-name="T5_152"><text:s/></text:span><text:span text:style-name="T5_153">lepszych</text:span><text:span text:style-name="T5_154"><text:s/></text:span><text:span text:style-name="T5_155">bohaterów</text:span><text:span text:style-name="T5_156"><text:s/></text:span><text:span text:style-name="T5_157">epizodycznych</text:span><text:span text:style-name="T5_158">,<text:s/></text:span><text:span text:style-name="T5_159">jakie</text:span><text:span text:style-name="T5_160"><text:s/></text:span><text:span text:style-name="T5_161">widziałem</text:span><text:span text:style-name="T5_162">,<text:s/></text:span><text:span text:style-name="T5_163">jest</text:span><text:span text:style-name="T5_164"><text:s/></text:span><text:span text:style-name="T5_165">świetnie</text:span><text:span text:style-name="T5_166"><text:s/></text:span><text:span text:style-name="T5_167">zaprojektowany</text:span><text:span text:style-name="T5_168"><text:s/></text:span><text:span text:style-name="T5_169">i</text:span><text:span text:style-name="T5_170"><text:s/></text:span><text:span text:style-name="T5_171">tworzy</text:span><text:span text:style-name="T5_172"><text:s/></text:span><text:span text:style-name="T5_173">masę</text:span><text:span text:style-name="T5_174"><text:s/></text:span><text:span text:style-name="T5_175">zabawnych</text:span><text:span text:style-name="T5_176"><text:s/></text:span><text:span text:style-name="T5_177">sytuacji</text:span><text:span text:style-name="T5_178">.<text:s/></text:span><text:span text:style-name="T5_179">Cała</text:span><text:span text:style-name="T5_180"><text:s/></text:span><text:span text:style-name="T5_181">fabuła</text:span><text:span text:style-name="T5_182"><text:s/></text:span><text:span text:style-name="T5_183">była</text:span><text:span text:style-name="T5_184"><text:s/></text:span><text:span text:style-name="T5_185">typowo</text:span><text:span text:style-name="T5_186"><text:s/></text:span><text:span text:style-name="T5_187">serialowa</text:span><text:span text:style-name="T5_188">,<text:s/></text:span><text:span text:style-name="T5_189">bez</text:span><text:span text:style-name="T5_190"><text:s/></text:span><text:span text:style-name="T5_191">większej</text:span><text:span text:style-name="T5_192"><text:s/></text:span><text:span text:style-name="T5_193">głębi</text:span><text:span text:style-name="T5_194">,<text:s/></text:span><text:span text:style-name="T5_195">za</text:span><text:span text:style-name="T5_196"><text:s/></text:span><text:span text:style-name="T5_197">to</text:span><text:span text:style-name="T5_198"><text:s/></text:span><text:span text:style-name="T5_199">z</text:span><text:span text:style-name="T5_200"><text:s/></text:span><text:span text:style-name="T5_201">prostym</text:span><text:span text:style-name="T5_202"><text:s/></text:span><text:span text:style-name="T5_203">morałem</text:span><text:span text:style-name="T5_204">.<text:s/></text:span><text:span text:style-name="T5_205">Żałowałem</text:span><text:span text:style-name="T5_206"><text:s/></text:span><text:span text:style-name="T5_207">tylko</text:span><text:span text:style-name="T5_208"><text:s/></text:span><text:span text:style-name="T5_209">trochę</text:span><text:span text:style-name="T5_210">,<text:s/></text:span><text:span text:style-name="T5_211">że</text:span><text:span text:style-name="T5_212"><text:s/></text:span><text:span text:style-name="T5_213">jednak</text:span><text:span text:style-name="T5_214"><text:s/></text:span><text:span text:style-name="T5_215">to</text:span><text:span text:style-name="T5_216"><text:s/></text:span><text:span text:style-name="T5_217">nie</text:span><text:span text:style-name="T5_218"><text:s/></text:span><text:span text:style-name="T5_219">Garble</text:span><text:span text:style-name="T5_220"><text:s/></text:span><text:span text:style-name="T5_221">wygrał</text:span><text:span text:style-name="T5_222">.<text:s/></text:span><text:span text:style-name="T5_223">Mimo</text:span><text:span text:style-name="T5_224"><text:s/></text:span><text:span text:style-name="T5_225">znaczących</text:span><text:span text:style-name="T5_226"><text:s/></text:span><text:span text:style-name="T5_227">braków</text:span><text:span text:style-name="T5_228"><text:s/></text:span><text:span text:style-name="T5_229">w</text:span><text:span text:style-name="T5_230"><text:s/></text:span><text:span text:style-name="T5_231">inteligencji</text:span><text:span text:style-name="T5_232"><text:s/></text:span><text:span text:style-name="T5_233">potrafił</text:span><text:span text:style-name="T5_234"><text:s/></text:span><text:span text:style-name="T5_235">stworzyć</text:span><text:span text:style-name="T5_236"><text:s/></text:span><text:span text:style-name="T5_237">dobry</text:span><text:span text:style-name="T5_238"><text:s/></text:span><text:span text:style-name="T5_239">plan</text:span><text:span text:style-name="T5_240"><text:s/></text:span><text:span text:style-name="T5_241">swoich</text:span><text:span text:style-name="T5_242"><text:s/></text:span><text:span text:style-name="T5_243">rządów</text:span><text:span text:style-name="T5_244"><text:s/></text:span><text:span text:style-name="T5_245">jako</text:span><text:span text:style-name="T5_246"><text:s/></text:span><text:span text:style-name="T5_247">Dragon</text:span><text:span text:style-name="T5_248"><text:s/></text:span><text:span text:style-name="T5_249">Lord</text:span><text:span text:style-name="T5_250">.</text:span></text:p>
      <text:p text:style-name="P6"><text:span text:style-name="T6_1">P</text:span><text:span text:style-name="T6_2">.</text:span><text:span text:style-name="T6_3">S</text:span><text:span text:style-name="T6_4">.<text:s/></text:span><text:span text:style-name="T6_5">Wszelkie</text:span><text:span text:style-name="T6_6"><text:s/></text:span><text:span text:style-name="T6_7">shippingi</text:span><text:span text:style-name="T6_8"><text:s/></text:span><text:span text:style-name="T6_9">wynikające</text:span><text:span text:style-name="T6_10"><text:s/></text:span><text:span text:style-name="T6_11">z</text:span><text:span text:style-name="T6_12"><text:s/></text:span><text:span text:style-name="T6_13">tego</text:span><text:span text:style-name="T6_14"><text:s/></text:span><text:span text:style-name="T6_15">odcinka</text:span><text:span text:style-name="T6_16"><text:s/></text:span><text:span text:style-name="T6_17">to</text:span><text:span text:style-name="T6_18"><text:s/></text:span><text:span text:style-name="T6_19">zło</text:span><text:span text:style-name="T6_20">.<text:s/></text:span></text:p>
      <text:p text:style-name="P7"/>
      <text:p text:style-name="P8"><text:span text:style-name="T8_1">Dolar</text:span><text:span text:style-name="T8_2">84</text:span></text:p>
      <text:p text:style-name="P9"><text:span text:style-name="T9_1">Smoki</text:span><text:span text:style-name="T9_2">.<text:s/></text:span><text:span text:style-name="T9_3">Dużo</text:span><text:span text:style-name="T9_4"><text:s/></text:span><text:span text:style-name="T9_5">smoków</text:span><text:span text:style-name="T9_6">.<text:s/></text:span><text:span text:style-name="T9_7">Odcinek</text:span><text:span text:style-name="T9_8"><text:s/></text:span><text:span text:style-name="T9_9">zdecydowanie</text:span><text:span text:style-name="T9_10"><text:s/></text:span><text:span text:style-name="T9_11">za</text:span><text:span text:style-name="T9_12"><text:s/></text:span><text:span text:style-name="T9_13">to</text:span><text:span text:style-name="T9_14"><text:s/></text:span><text:span text:style-name="T9_15">punktuje</text:span><text:span text:style-name="T9_16">.<text:s/></text:span><text:span text:style-name="T9_17">Za</text:span><text:span text:style-name="T9_18"><text:s/></text:span><text:span text:style-name="T9_19">całą</text:span><text:span text:style-name="T9_20"><text:s/></text:span><text:span text:style-name="T9_21">resztę</text:span><text:span text:style-name="T9_22"><text:s/></text:span><text:span text:style-name="T9_23">w</text:span><text:span text:style-name="T9_24"><text:s/></text:span><text:span text:style-name="T9_25">sumie</text:span><text:span text:style-name="T9_26"><text:s/></text:span><text:span text:style-name="T9_27">też</text:span><text:span text:style-name="T9_28"><text:s/>–<text:s/></text:span><text:span text:style-name="T9_29">podoba</text:span><text:span text:style-name="T9_30"><text:s/></text:span><text:span text:style-name="T9_31">mi</text:span><text:span text:style-name="T9_32"><text:s/></text:span><text:span text:style-name="T9_33">się</text:span><text:span text:style-name="T9_34"><text:s/></text:span><text:span text:style-name="T9_35">szczególnie</text:span><text:span text:style-name="T9_36"><text:s/></text:span><text:span text:style-name="T9_37">to</text:span><text:span text:style-name="T9_38">,<text:s/></text:span><text:span text:style-name="T9_39">że</text:span><text:span text:style-name="T9_40"><text:s/></text:span><text:span text:style-name="T9_41">Spike</text:span><text:span text:style-name="T9_42"><text:s/></text:span><text:span text:style-name="T9_43">przestał</text:span><text:span text:style-name="T9_44"><text:s/></text:span><text:span text:style-name="T9_45">być</text:span><text:span text:style-name="T9_46"><text:s/></text:span><text:span text:style-name="T9_47">taką</text:span><text:span text:style-name="T9_48"><text:s/></text:span><text:span text:style-name="T9_49">miągwą</text:span><text:span text:style-name="T9_50">,<text:s/></text:span><text:span text:style-name="T9_51">do</text:span><text:span text:style-name="T9_52"><text:s/></text:span><text:span text:style-name="T9_53">jakiej</text:span><text:span text:style-name="T9_54"><text:s/></text:span><text:span text:style-name="T9_55">przyzwyczaili</text:span><text:span text:style-name="T9_56"><text:s/></text:span><text:span text:style-name="T9_57">nas</text:span><text:span text:style-name="T9_58"><text:s/></text:span><text:span text:style-name="T9_59">twórcy</text:span><text:span text:style-name="T9_60">.<text:s/></text:span><text:span text:style-name="T9_61">Chociaż</text:span><text:span text:style-name="T9_62"><text:s/></text:span><text:span text:style-name="T9_63">muszę</text:span><text:span text:style-name="T9_64"><text:s/></text:span><text:span text:style-name="T9_65">powiedzieć</text:span><text:span text:style-name="T9_66">,<text:s/></text:span><text:span text:style-name="T9_67">iż</text:span><text:span text:style-name="T9_68"><text:s/></text:span><text:span text:style-name="T9_69">samo</text:span><text:span text:style-name="T9_70"><text:s/></text:span><text:span text:style-name="T9_71">zakończenie</text:span><text:span text:style-name="T9_72"><text:s/></text:span><text:span text:style-name="T9_73">mnie</text:span><text:span text:style-name="T9_74"><text:s/></text:span><text:span text:style-name="T9_75">trochę</text:span><text:span text:style-name="T9_76"><text:s/></text:span><text:span text:style-name="T9_77">zaskoczyło</text:span><text:span text:style-name="T9_78"><text:s/>–<text:s/></text:span><text:span text:style-name="T9_79">co</text:span><text:span text:style-name="T9_80"><text:s/></text:span><text:span text:style-name="T9_81">prawda</text:span><text:span text:style-name="T9_82"><text:s/></text:span><text:span text:style-name="T9_83">nie</text:span><text:span text:style-name="T9_84"><text:s/></text:span><text:span text:style-name="T9_85">sam</text:span><text:span text:style-name="T9_86"><text:s/></text:span><text:span text:style-name="T9_87">fakt</text:span><text:span text:style-name="T9_88"><text:s/></text:span><text:span text:style-name="T9_89">przekazania</text:span><text:span text:style-name="T9_90"><text:s/></text:span><text:span text:style-name="T9_91">władzy</text:span><text:span text:style-name="T9_92">,<text:s/></text:span><text:span text:style-name="T9_93">ale</text:span><text:span text:style-name="T9_94"><text:s/></text:span><text:span text:style-name="T9_95">to</text:span><text:span text:style-name="T9_96"><text:s/></text:span><text:span text:style-name="T9_97">jak</text:span><text:span text:style-name="T9_98"><text:s/></text:span><text:span text:style-name="T9_99">się</text:span><text:span text:style-name="T9_100"><text:s/></text:span><text:span text:style-name="T9_101">rzecz</text:span><text:span text:style-name="T9_102"><text:s/></text:span><text:span text:style-name="T9_103">odbyła</text:span><text:span text:style-name="T9_104">.<text:s/></text:span><text:span text:style-name="T9_105">Byłem</text:span><text:span text:style-name="T9_106"><text:s/></text:span><text:span text:style-name="T9_107">na</text:span><text:span text:style-name="T9_108"><text:s/></text:span><text:span text:style-name="T9_109">sto</text:span><text:span text:style-name="T9_110"><text:s/></text:span><text:span text:style-name="T9_111">procent</text:span><text:span text:style-name="T9_112"><text:s/></text:span><text:span text:style-name="T9_113">przekonany</text:span><text:span text:style-name="T9_114">,<text:s/></text:span><text:span text:style-name="T9_115">iż</text:span><text:span text:style-name="T9_116"><text:s/></text:span><text:span text:style-name="T9_117">Spike</text:span><text:span text:style-name="T9_118"><text:s/></text:span><text:span text:style-name="T9_119">mający</text:span><text:span text:style-name="T9_120"><text:s/></text:span><text:span text:style-name="T9_121">możliwość</text:span><text:span text:style-name="T9_122"><text:s/></text:span><text:span text:style-name="T9_123">wzięcia</text:span><text:span text:style-name="T9_124"><text:s/></text:span><text:span text:style-name="T9_125">berła</text:span><text:span text:style-name="T9_126"><text:s/></text:span><text:span text:style-name="T9_127">odda</text:span><text:span text:style-name="T9_128"><text:s/></text:span><text:span text:style-name="T9_129">ten</text:span><text:span text:style-name="T9_130"><text:s/></text:span><text:span text:style-name="T9_131">honor</text:span><text:span text:style-name="T9_132"><text:s/></text:span><text:span text:style-name="T9_133">Ember</text:span><text:span text:style-name="T9_134"><text:s/>–<text:s/></text:span><text:span text:style-name="T9_135">cóż</text:span><text:span text:style-name="T9_136">,<text:s/></text:span><text:span text:style-name="T9_137">myliłem</text:span><text:span text:style-name="T9_138"><text:s/></text:span><text:span text:style-name="T9_139">się</text:span><text:span text:style-name="T9_140">.<text:s/></text:span><text:span text:style-name="T9_141">W</text:span><text:span text:style-name="T9_142"><text:s/></text:span><text:span text:style-name="T9_143">każdym</text:span><text:span text:style-name="T9_144"><text:s/></text:span><text:span text:style-name="T9_145">razie</text:span><text:span text:style-name="T9_146"><text:s/></text:span><text:span text:style-name="T9_147">postacie</text:span><text:span text:style-name="T9_148"><text:s/></text:span><text:span text:style-name="T9_149">smoków</text:span><text:span text:style-name="T9_150"><text:s/></text:span><text:span text:style-name="T9_151">wypadły</text:span><text:span text:style-name="T9_152"><text:s/></text:span><text:span text:style-name="T9_153">bardzo</text:span><text:span text:style-name="T9_154"><text:s/></text:span><text:span text:style-name="T9_155">dobrze</text:span><text:span text:style-name="T9_156">,<text:s/></text:span><text:span text:style-name="T9_157">zarówno</text:span><text:span text:style-name="T9_158"><text:s/></text:span><text:span text:style-name="T9_159">nowa</text:span><text:span text:style-name="T9_160"><text:s/></text:span><text:span text:style-name="T9_161">władczyni</text:span><text:span text:style-name="T9_162">,<text:s/></text:span><text:span text:style-name="T9_163">jak</text:span><text:span text:style-name="T9_164"><text:s/></text:span><text:span text:style-name="T9_165">i</text:span><text:span text:style-name="T9_166"><text:s/></text:span><text:span text:style-name="T9_167">jej</text:span><text:span text:style-name="T9_168"><text:s/></text:span><text:span text:style-name="T9_169">ojciec</text:span><text:span text:style-name="T9_170">.<text:s/></text:span><text:span text:style-name="T9_171">Zgadzam</text:span><text:span text:style-name="T9_172"><text:s/></text:span><text:span text:style-name="T9_173">się</text:span><text:span text:style-name="T9_174"><text:s/></text:span><text:span text:style-name="T9_175">z</text:span><text:span text:style-name="T9_176"><text:s/></text:span><text:span text:style-name="T9_177">Zodiakiem</text:span><text:span text:style-name="T9_178">,<text:s/></text:span><text:span text:style-name="T9_179">że</text:span><text:span text:style-name="T9_180"><text:s/></text:span><text:span text:style-name="T9_181">Torch</text:span><text:span text:style-name="T9_182"><text:s/></text:span><text:span text:style-name="T9_183">idealnie</text:span><text:span text:style-name="T9_184"><text:s/></text:span><text:span text:style-name="T9_185">wpasowuje</text:span><text:span text:style-name="T9_186"><text:s/></text:span><text:span text:style-name="T9_187">się</text:span><text:span text:style-name="T9_188"><text:s/></text:span><text:span text:style-name="T9_189">w</text:span><text:span text:style-name="T9_190"><text:s/></text:span><text:span text:style-name="T9_191">obraz</text:span><text:span text:style-name="T9_192"><text:s/></text:span><text:span text:style-name="T9_193">typowego</text:span><text:span text:style-name="T9_194"><text:s/></text:span><text:span text:style-name="T9_195">despoty</text:span><text:span text:style-name="T9_196">.<text:s/></text:span><text:span text:style-name="T9_197">Szkoda</text:span><text:span text:style-name="T9_198">,<text:s/></text:span><text:span text:style-name="T9_199">że</text:span><text:span text:style-name="T9_200"><text:s/></text:span><text:span text:style-name="T9_201">najprawdopodobniej</text:span><text:span text:style-name="T9_202"><text:s/></text:span><text:span text:style-name="T9_203">więcej</text:span><text:span text:style-name="T9_204"><text:s/></text:span><text:span text:style-name="T9_205">go</text:span><text:span text:style-name="T9_206"><text:s/></text:span><text:span text:style-name="T9_207">nie</text:span><text:span text:style-name="T9_208"><text:s/></text:span><text:span text:style-name="T9_209">zobaczymy</text:span><text:span text:style-name="T9_210">,<text:s/></text:span><text:span text:style-name="T9_211">bo</text:span><text:span text:style-name="T9_212"><text:s/></text:span><text:span text:style-name="T9_213">muszę</text:span><text:span text:style-name="T9_214"><text:s/></text:span><text:span text:style-name="T9_215">powiedzieć</text:span><text:span text:style-name="T9_216">,<text:s/></text:span><text:span text:style-name="T9_217">iż</text:span><text:span text:style-name="T9_218"><text:s/></text:span><text:span text:style-name="T9_219">chętnie</text:span><text:span text:style-name="T9_220"><text:s/></text:span><text:span text:style-name="T9_221">dowiedziałbym</text:span><text:span text:style-name="T9_222"><text:s/></text:span><text:span text:style-name="T9_223">się</text:span><text:span text:style-name="T9_224"><text:s/></text:span><text:span text:style-name="T9_225">jakie</text:span><text:span text:style-name="T9_226"><text:s/></text:span><text:span text:style-name="T9_227">to</text:span><text:span text:style-name="T9_228"><text:s/></text:span><text:span text:style-name="T9_229">prawo</text:span><text:span text:style-name="T9_230"><text:s/></text:span><text:span text:style-name="T9_231">zmusiło</text:span><text:span text:style-name="T9_232"><text:s/></text:span><text:span text:style-name="T9_233">go</text:span><text:span text:style-name="T9_234"><text:s/></text:span><text:span text:style-name="T9_235">do</text:span><text:span text:style-name="T9_236"><text:s/></text:span><text:span text:style-name="T9_237">abdykacji</text:span><text:span text:style-name="T9_238">.<text:s/></text:span><text:span text:style-name="T9_239">W</text:span><text:span text:style-name="T9_240"><text:s/></text:span><text:span text:style-name="T9_241">sumie</text:span><text:span text:style-name="T9_242"><text:s/></text:span><text:span text:style-name="T9_243">jakby</text:span><text:span text:style-name="T9_244"><text:s/></text:span><text:span text:style-name="T9_245">o</text:span><text:span text:style-name="T9_246"><text:s/></text:span><text:span text:style-name="T9_247">tym</text:span><text:span text:style-name="T9_248"><text:s/></text:span><text:span text:style-name="T9_249">pomyśleć</text:span><text:span text:style-name="T9_250"><text:s/></text:span><text:span text:style-name="T9_251">to</text:span><text:span text:style-name="T9_252"><text:s/></text:span><text:span text:style-name="T9_253">sam</text:span><text:span text:style-name="T9_254"><text:s/></text:span><text:span text:style-name="T9_255">fakt</text:span><text:span text:style-name="T9_256"><text:s/></text:span><text:span text:style-name="T9_257">takiego</text:span><text:span text:style-name="T9_258"><text:s/></text:span><text:span text:style-name="T9_259">przekazania</text:span><text:span text:style-name="T9_260"><text:s/></text:span><text:span text:style-name="T9_261">władzy</text:span><text:span text:style-name="T9_262"><text:s/></text:span><text:span text:style-name="T9_263">wśród</text:span><text:span text:style-name="T9_264"><text:s/></text:span><text:span text:style-name="T9_265">smoków</text:span><text:span text:style-name="T9_266"><text:s/></text:span><text:span text:style-name="T9_267">nieco</text:span><text:span text:style-name="T9_268"><text:s/></text:span><text:span text:style-name="T9_269">dziwi</text:span><text:span text:style-name="T9_270"><text:s/>–<text:s/></text:span><text:span text:style-name="T9_271">spodziewałbym</text:span><text:span text:style-name="T9_272"><text:s/></text:span><text:span text:style-name="T9_273">się</text:span><text:span text:style-name="T9_274"><text:s/></text:span><text:span text:style-name="T9_275">raczej</text:span><text:span text:style-name="T9_276"><text:s/></text:span><text:span text:style-name="T9_277">pojedynku</text:span><text:span text:style-name="T9_278"><text:s/></text:span><text:span text:style-name="T9_279">o</text:span><text:span text:style-name="T9_280"><text:s/></text:span><text:span text:style-name="T9_281">przewodnictwo</text:span><text:span text:style-name="T9_282">,<text:s/></text:span><text:span text:style-name="T9_283">no</text:span><text:span text:style-name="T9_284"><text:s/></text:span><text:span text:style-name="T9_285">ale</text:span><text:span text:style-name="T9_286"><text:s/></text:span><text:span text:style-name="T9_287">skoro</text:span><text:span text:style-name="T9_288"><text:s/></text:span><text:span text:style-name="T9_289">tak</text:span><text:span text:style-name="T9_290"><text:s/></text:span><text:span text:style-name="T9_291">to</text:span><text:span text:style-name="T9_292"><text:s/></text:span><text:span text:style-name="T9_293">sobie</text:span><text:span text:style-name="T9_294"><text:s/></text:span><text:span text:style-name="T9_295">twórcy</text:span><text:span text:style-name="T9_296"><text:s/></text:span><text:span text:style-name="T9_297">wymyślili</text:span><text:span text:style-name="T9_298">,<text:s/></text:span><text:span text:style-name="T9_299">to</text:span><text:span text:style-name="T9_300"><text:s/></text:span><text:span text:style-name="T9_301">niech</text:span><text:span text:style-name="T9_302"><text:s/></text:span><text:span text:style-name="T9_303">i</text:span><text:span text:style-name="T9_304"><text:s/></text:span><text:span text:style-name="T9_305">tak</text:span><text:span text:style-name="T9_306"><text:s/></text:span><text:span text:style-name="T9_307">będzie</text:span><text:span text:style-name="T9_30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